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058a90" officeooo:paragraph-rsid="00058a9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officeooo:rsid="00058a90" officeooo:paragraph-rsid="00058a9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officeooo:rsid="00058a90" officeooo:paragraph-rsid="00058a90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ειραματική επιβεβαίωση του θεωρήματος της επαλληλίας.</text:p>
      <text:p text:style-name="P2"/>
      <text:p text:style-name="P2">Όνομα: Ρόντος Έκτορας-Θωμάς</text:p>
      <text:p text:style-name="P2">ΑΕΜ:9477</text:p>
      <text:p text:style-name="P3">email:<text:a xlink:type="simple" xlink:href="mailto:rontekto@ece.auth.gr" text:style-name="Internet_20_link" text:visited-style-name="Visited_20_Internet_20_Link">rontekto@ece.auth.gr</text:a></text:p>
      <text:p text:style-name="P3"/>
      <text:p text:style-name="P2">Μετρήσεις:</text:p>
      <text:p text:style-name="P2"/>
      <text:p text:style-name="P2">Μ1= 3,32<text:span text:style-name="T1">mA</text:span></text:p>
      <text:p text:style-name="P2">Μ2= 9,61<text:span text:style-name="T1">mA</text:span></text:p>
      <text:p text:style-name="P2">Μ3= -6.27<text:span text:style-name="T1">mA</text:span></text:p>
      <text:p text:style-name="P2"><text:span text:style-name="T1"/></text:p>
      <text:p text:style-name="P2">Παρατηρώ ότι το άθροισμα των Μ2 και Μ3 ισούται (περίπου) με την Μ1.</text:p>
      <text:p text:style-name="P2"/>
      <text:p text:style-name="P2">Η απόκλιση των τιμών οφείλεται στην ατέλεια των στοιχείων και των οργάνων μέτρηση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4:57:15.686000000</meta:creation-date>
    <dc:date>2019-06-02T05:05:54.480000000</dc:date>
    <meta:editing-duration>PT7S</meta:editing-duration>
    <meta:editing-cycles>1</meta:editing-cycles>
    <meta:document-statistic meta:table-count="0" meta:image-count="0" meta:object-count="0" meta:page-count="1" meta:paragraph-count="10" meta:word-count="44" meta:character-count="306" meta:non-whitespace-character-count="272"/>
    <meta:generator>LibreOffice/4.4.3.2$Windows_x86 LibreOffice_project/88805f81e9fe61362df02b9941de8e38a9b5fd16</meta:generator>
  </office:meta>
</office:document-meta>
</file>